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youtActions.move( String id , boolean moveUp )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LayoutActions.add( String parent , String ty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LayoutActions.getSelectedCoplets( Repeater r , Collection lets , String parent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">
            <text:p text:style-name="Table_20_Contents">3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LayoutActions.addTab( String parent , String nam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LayoutActions.getCopletInstanceData( String 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ayoutActions.LayoutActions( Layout layout , LayoutFactory lf , CopletFactory cf , ProfileManager p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ayoutActions.getLayoutElement( Layout layout , String id , String prefix , int po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LayoutActions.del( String id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29">
            <text:p text:style-name="Table_20_Contents">2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